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6.2500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6.2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ext:p text:style-name="rststyle-table-title">Temel Kavramlar</text:p>
      <table:table table:name="rststyle-rststyle-table-1" table:style-name="rststyle-rststyle-table-1">
        <text:span text:style-name="rststyle-strong">Temel Kavramlar</text:span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keyword">in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name">
            <text:span text:style-name="rststyle-builtin">source</text:span>
         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bluez-firmware firmware-amd-graphics firmware-atheros \<ns0:line-break/><ns0:s ns0:c="6"/>firmware-b43-installer firmware-b43legacy-installer firmware-bnx2 \<ns0:line-break/><ns0:s ns0:c="6"/>firmware-bnx2x firmware-brcm80211 firmware-cavium firmware-intel-sound \<ns0:line-break/><ns0:s ns0:c="6"/>firmware-intelwimax firmware-ipw2x00 firmware-ivtv firmware-iwlwifi \<ns0:line-break/><ns0:s ns0:c="6"/>firmware-libertas firmware-linux firmware-linux-free firmware-linux-nonfree \<ns0:line-break/><ns0:s ns0:c="6"/>firmware-misc-nonfree firmware-myricom firmware-netxen firmware-qlogic \<ns0:line-break/><ns0:s ns0:c="6"/>firmware-ralink firmware-realtek firmware-samsung firmware-siano \<ns0:line-break/><ns0:s ns0:c="6"/>firmware-ti-connectivity firmware-zd1211 zd1211-firmware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ext:p text:style-name="rststyle-table-title">Masaüstü kurulumu</text:p>
          <table:table table:name="rststyle-rststyle-table-2" table:style-name="rststyle-rststyle-table-2">
            <text:span text:style-name="rststyle-strong">Masaüstü kurulumu</text:span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gie-desktop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comment">
            <text:span text:style-name="rststyle-single"># Bunu kde ve gnome kullanıcılarının kurmasına gerek yok.
</text:span>
         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comment">
            <text:span text:style-name="rststyle-single"># dil ayarı için
</text:span>
         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11:19:21</meta:creation-date>
    <dc:creator>a</dc:creator>
    <dc:date>2023-01-09T11:19:21</dc:date>
    <dc:language>en-US</dc:language>
    <meta:editing-cycles>1</meta:editing-cycles>
    <meta:editing-duration>PT00M01S</meta:editing-duration>
    <dc:title>debian kurulumu</dc:title>
  </office:meta>
</office:document-meta>
</file>